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n>1</mn>
            <mrow>
              <mi/>
              <mo stretchy="false">=</mo>
              <mi/>
            </mrow>
            <mrow>
              <munder>
                <mo stretchy="false">∑</mo>
                <mrow>
                  <mi>l</mi>
                  <mi>,</mi>
                  <mi>m</mi>
                </mrow>
              </munder>
              <msub>
                <mi>J</mi>
                <mrow>
                  <mi>l</mi>
                  <mi>m</mi>
                </mrow>
              </msub>
            </mrow>
            <msub>
              <mi>x</mi>
              <mrow>
                <mi>l</mi>
              </mrow>
            </msub>
            <msub>
              <mi>x</mi>
              <mrow>
                <mi>m</mi>
              </mrow>
            </msub>
            <mrow>
              <mi/>
              <mo stretchy="false">=</mo>
              <mi/>
            </mrow>
            <msub>
              <mi>J</mi>
              <mrow>
                <mn>1</mn>
                <mn>1</mn>
              </mrow>
            </msub>
            <msubsup>
              <mi>x</mi>
              <mrow>
                <mn>1</mn>
              </mrow>
              <mn>2</mn>
            </msubsup>
            <mrow>
              <mi/>
              <mo stretchy="false">+</mo>
              <mi/>
            </mrow>
            <msub>
              <mi>J</mi>
              <mrow>
                <mn>2</mn>
                <mn>2</mn>
              </mrow>
            </msub>
            <msubsup>
              <mi>x</mi>
              <mrow>
                <mn>2</mn>
              </mrow>
              <mn>2</mn>
            </msubsup>
            <mrow>
              <mi/>
              <mo stretchy="false">+</mo>
              <mi/>
            </mrow>
            <msub>
              <mi>J</mi>
              <mrow>
                <mn>3</mn>
                <mn>3</mn>
              </mrow>
            </msub>
            <msubsup>
              <mi>x</mi>
              <mrow>
                <mn>3</mn>
              </mrow>
              <mn>2</mn>
            </msubsup>
            <mrow>
              <mi/>
              <mo stretchy="false">+</mo>
              <mi/>
            </mrow>
          </mrow>
        </mtd>
      </mtr>
      <mtr>
        <mtd>
          <mrow>
            <mphantom>
              <mstyle>
                <mrow>
                  <mn>.</mn>
                </mrow>
              </mstyle>
            </mphantom>
            <mrow>
              <mi/>
              <mo stretchy="false">+</mo>
              <mi/>
            </mrow>
            <mn>2</mn>
            <msub>
              <mi>J</mi>
              <mrow>
                <mn>1</mn>
                <mn>2</mn>
              </mrow>
            </msub>
            <msub>
              <mi>x</mi>
              <mrow>
                <mn>1</mn>
              </mrow>
            </msub>
            <msub>
              <mi>x</mi>
              <mrow>
                <mn>2</mn>
              </mrow>
            </msub>
            <mrow>
              <mi/>
              <mo stretchy="false">+</mo>
              <mi/>
            </mrow>
            <mn>2</mn>
            <msub>
              <mi>J</mi>
              <mrow>
                <mn>1</mn>
                <mn>3</mn>
              </mrow>
            </msub>
            <msub>
              <mi>x</mi>
              <mrow>
                <mn>1</mn>
              </mrow>
            </msub>
            <msub>
              <mi>x</mi>
              <mrow>
                <mn>3</mn>
              </mrow>
            </msub>
            <mrow>
              <mi/>
              <mo stretchy="false">+</mo>
              <mi/>
            </mrow>
            <mn>2</mn>
            <msub>
              <mi>J</mi>
              <mrow>
                <mn>2</mn>
                <mn>3</mn>
              </mrow>
            </msub>
            <msub>
              <mi>x</mi>
              <mrow>
                <mn>2</mn>
              </mrow>
            </msub>
            <msub>
              <mi>x</mi>
              <mrow>
                <mn>3</mn>
              </mrow>
            </msub>
          </mrow>
        </mtd>
      </mtr>
    </mtable>
    <annotation encoding="StarMath 5.0">1 `=` sum from {l,m} J_{l m} x_{l} x_{m} `=` J_{1 1} x_{1}^2 `+` J_{2 2} x_{2}^2 `+` J_{3 3} x_{3}^2 `+` newline
phantom . ~~~~~~~~~~~~~~~~~~~~~~~~~~~~~`+`2 J_{1 2} x_{1} x_{2} `+` 2 J_{1 3} x_{1} x_{3} `+` 2 J_{2 3} x_{2} x_{3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4:03:46.118000000</meta:creation-date>
    <meta:generator>LibreOffice/4.1.4.2$Windows_x86 LibreOffice_project/0a0440ccc0227ad9829de5f46be37cfb6edcf72</meta:generator>
  </office:meta>
</office:document-meta>
</file>